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officeooo:rsid="00202947" officeooo:paragraph-rsid="002029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 Veröffentlich</text:p>
      <text:p text:style-name="P1">Ellan taumelte. Sie hörte Mariels Stimme in der Ferne. Viel zu weit in der Ferne. Panisch versuchte sie, sich in dem Durcheinander zu orientieren. Sie begriff nicht, was die Weißröcke hier überhaupt taten, hier war doch nichts. Nur Verletzte und Kranke, Frauen, Kinder, Greise, eine Flüchtlingssiedlung, die den Rebellen, die sie mit Nahrung und Decken versorgten, nichts zu bieten hatte außer guten Wünschen. Sie hätte gar nicht hier sein sollen, sie hatte nur nach den Frauen mit Lungenentzündung sehen wollen. Doch jetzt war es egal, jetzt war sie mitten in einer Schlacht, und ihre Tochter Mariel war verschwunden, irgendwo in dem Chaos aus fliehenden Rebellen und mordenden Weißröcken.<text:line-break/><text:bookmark text:name="bookmark-8"/><text:line-break/><text:bookmark text:name="bookmark-9"/>„Mariel?“, rief Ellan und duckte sich unter dem Schwert eines Weißrocks hindurch. Mit ihrem Stab fuhr sie ihm zwischen die Füße, brachte ihn zu Fall und rannte weiter, ohne sich noch einmal nach ihm umzudrehen, in die Richtung, aus der sie die helle Kinderstimme gehört zu haben glaubte.<text:line-break/><text:bookmark text:name="bookmark-10"/><text:line-break/><text:bookmark text:name="bookmark-11"/>„Mariel?“ Tränen traten ihr in die Augen und raubten ihr die Sicht. Fast wäre sie in zwei Offiziere der Magierarmee hineingerannt, doch einer der Rebellen zog sie gerade noch rechtzeitig in einen Seitengang der Höhle, in dem nicht gekämpft wurde.<text:line-break/><text:bookmark text:name="bookmark-12"/><text:line-break/><text:bookmark text:name="bookmark-13"/>„Du musst hier raus, Ellan! Die, die noch kämpfen, verschaffen uns Zeit, sie haben nicht mehr vor, uns zu folgen. Wir lassen die Höhle einstürzen, sobald die meisten von uns raus sind“, erklärte er eilig und zerrte sie mit sich.<text:line-break/><text:bookmark text:name="bookmark-14"/><text:line-break/><text:bookmark text:name="bookmark-15"/>„Nein!“, rief sie und schüttelte seinen Griff ab. „Ich kann nicht, meine Tochter ist noch da drin.“<text:line-break/><text:bookmark text:name="bookmark-16"/><text:line-break/><text:bookmark text:name="bookmark-17"/>Ellan riss sich los und drängte gegen den Strom der Fliehenden an. Der Mann rief ihr noch etwas nach, doch sie war schon zu weit weg, um zu verstehen, was er sagte.<text:line-break/><text:bookmark text:name="bookmark-18"/><text:line-break/><text:bookmark text:name="bookmark-19"/>Sie drückte sich an den Reihen der kämpfenden Nachhut vorbei, stieg über Leichen und stöhnende Verletzte, bei denen sie sich zurückhalten musste, um nicht zu helfen. Man beachtete sie kaum; sie war unbewaffnet und zudem in dem schwarzen Gewand einer Heilerin fast unsichtbar.<text:line-break/><text:bookmark text:name="bookmark-20"/><text:line-break/><text:bookmark text:name="bookmark-21"/>Die Rebellen, die die Höhlen kannten, hatten den taktischen Vorteil. Sie hatten die ihnen zahlenmäßig weit überlegenen Weißröcke in das labyrinthartige Zentrum des Felsendoms gelockt und versperrten ihnen nun die Ausgänge, doch die Armee der Magier war nicht nur größer, sondern auch besser bewaffnet und erheblich besser gerüstet. Die Rebellen waren ihnen hoffnungslos unterlegen.<text:line-break/><text:bookmark text:name="bookmark-22"/><text:line-break/><text:bookmark text:name="bookmark-23"/>Ellan rief erneut nach ihrer Tochter und bekam endlich eine Antwort. Ein spitzer Schrei, der erstarb, als hätte jemand das Kind gepackt oder …<text:line-break/><text:bookmark text:name="bookmark-24"/><text:line-break/><text:bookmark text:name="bookmark-25"/>Ellan verbot es sich, diesen Gedanken zu Ende zu führen, rempelte einen der Weißröcke von hinten an und stieß ihn in die Klinge eines Rebellen, drängte auf die andere Seite des Tunnels, ihren Stab als Deckung nutzend, sprang in eine seitliche Abzweigung und lief die wenigen Treppen dort hinab, inbrünstig darum betend, die Richtung, aus der der Ruf ihrer Tochter gekommen war, richtig erkannt zu haben.<text:line-break/><text:bookmark text:name="bookmark-26"/><text:line-break/><text:bookmark text:name="bookmark-27"/>Sie bog um eine Ecke und stieß mit dem breiten, mit weißem Stoff behangenen Rücken eines Soldaten zusammen. Der Mann schwankte nicht einmal. Sein Arm lag wie ein Schraubstock um das strampelnde Kind.<text:line-break/><text:bookmark text:name="bookmark-28"/><text:line-break/><text:bookmark text:name="bookmark-29"/>„Lass sie los!“, brüllte Ellan und schlug mit dem Stab gegen seinen Helm, der wie eine dumpfe <text:soft-page-break/>Glocke nachhallte, doch der Mann zeigte keinerlei Reaktion, sondern bemühte sich weiter, Mariels strampelnde Beine zu fixieren.<text:line-break/><text:bookmark text:name="bookmark-30"/><text:line-break/><text:bookmark text:name="bookmark-31"/>Im Schein der Blendlaterne, die die kleine Kaverne erhellte, die man als Wohnraum eingerichtet hatte, erkannte Ellan die seelenlosen Augen hinter dem Visier. Sie konnte nicht auf Mitleid hoffen, denn dieser Mann war zu keiner derartigen Empfindung mehr fähig. Entschlossen hob Ellan ihren Stab, setzte ihn rasch und geschickt am Schlitz des Rüstmantels an und stieß die stumpfe Waffe zwischen die Rüstungsteile. Dann nutzte sie die Hebelwirkung, um dem Mann seine eigene Beinschiene mit der scharfen Kante ins Fleisch zu rammen.<text:line-break/><text:bookmark text:name="bookmark-32"/><text:line-break/><text:bookmark text:name="bookmark-33"/>Er schrie auf, ließ Mariel los und sank kurz auf ein Knie, doch selbst ein aufgerissener Oberschenkel und eine durchtrennte Schlagader konnten einen Weißrock nicht aufhalten. Blut rann über sein Bein, und sein Tod war wohl unausweichlich, doch das störte die Tötungsmaschine in Menschengestalt nicht. Er zog sein Schwert, doch nicht vor Wut, sondern langsam und aus Berechnung. Die Bedingungen hatten sich geändert. Ellan hatte Widerstand geleistet. Für einen solchen Fall gab es andere Befehle, es bedeutete, dass der Mann nun töten würde.<text:line-break/><text:bookmark text:name="bookmark-34"/><text:line-break/><text:bookmark text:name="bookmark-35"/>Ellan beugte sich zu Mariel hinunter, zog sie aus der Reichweite des Soldaten und hinter sich, in eine trügerische Sicherheit. Doch sie kam nicht mehr rechtzeitig wieder auf die Beine. Das Schwert sauste herab, und Ellan hielt dem Hieb im letzten Moment ihren Stab entgegen. Die leichte Waffe zerbrach sofort, lenkte die Klinge jedoch ab und verschaffte Ellan dadurch den Bruchteil eines Augenblicks, in dem sie erkannte, dass das Rüstungsstück noch immer in der Wunde steckte, die Blutung verminderte und dem Soldaten so die Zeit gab, erneut auszuholen und sie und ihre Tochter zu erschlagen.<text:line-break/><text:bookmark text:name="bookmark-36"/><text:line-break/><text:bookmark text:name="bookmark-37"/>Mariel weinte und klammerte sich an Ellans Rücken, und Ellan schloss die Augen, um den Tod, der auf sie zukam, nicht sehen zu müssen.<text:line-break/><text:bookmark text:name="bookmark-38"/><text:line-break/><text:bookmark text:name="bookmark-39"/>„Halt!“, rief eine Stimme. Ellan riss die Augen wieder auf, als der tödliche Streich tatsächlich ausblieb.<text:line-break/><text:bookmark text:name="bookmark-40"/><text:line-break/><text:bookmark text:name="bookmark-41"/>Ein Magier stand mit erhobenem Arm auf der Treppe. Er wirkte überrascht, doch Ellan verstand nicht, weshalb.<text:line-break/><text:bookmark text:name="bookmark-42"/><text:line-break/><text:bookmark text:name="bookmark-43"/>Etwas grollte, und Ellan schloss ihre Tochter in die Arme, beugte sich in einem sinnlosen Versuch, sie zu schützen, über sie und flüsterte eine Entschuldigung in das Ohr des verängstigten Kindes. Dann stürzte der Berg über ihnen zusammen.<text:bookmark text:name="bookmark-44"/><text:bookmark text:name="bookmark-45"/></text:p>
      <text:p text:style-name="Standard">oOo</text:p>
      <text:p text:style-name="Standard"><text:line-break/><text:bookmark text:name="bookmark-46"/><text:line-break/><text:bookmark text:name="bookmark-47"/>Der Boden unter Gregors Füßen begann zu zittern, eine Druckwelle warf ihn vorwärts und etwas Schweres schlug ihm die Beine weg. Er stürzte, und in seinem Unterschenkel explodierte fürchterlicher Schmerz. Als er den Staub von der Decke rieseln sah, begriff er, was passierte. Statt nach seinem gebrochenen Bein zu greifen, hob er die Hände zu dem mächtigsten Schutzzauber, den er jemals gewirkt hatte. Sein ganzes Können und seine gesamte Kraft darauf konzentrierend, stützte er die Decke des kleinen Raums, drückte gegen die Wände, versiegelte sich bildende Risse. Er glaubte, schreien zu müssen, so sehr zerrte die Anstrengung an seinem ganzen Körper, und das gebrochene Bein störte auch noch seine Konzentration. Die Erschütterungen ließen nicht nach, noch immer bebte der Berg und immer noch wollte das Gestein um ihn herum bersten und tat es nur deshalb nicht, weil Gregors Wille es unterband.<text:line-break/><text:bookmark text:name="bookmark-48"/><text:line-break/><text:bookmark text:name="bookmark-49"/><text:soft-page-break/>Neben ihm sank der Weißrock zu Boden, in eine Lache aus Blut. Das Kind hinter ihm weinte, gedämpft durch die Arme der Mutter, die verweifelt versuchte, es zu schützen. Er würde die Explosion nicht aufhalten können, er war nicht in der Lage, einen ganzen Berg zu stützen. Er würde hier sterben. Als ihm dieser Gedanke kam, krampfte sich etwas in ihm zusammen. Nein! Er würde nicht sterben. Nicht hier, nicht so. Er griff nach dem Arm des sterbenden Soldaten, riss ihm den Handschuh herunter und bohrte ihm die Fingernägel ins Handgelenk.<text:line-break/><text:bookmark text:name="bookmark-50"/><text:line-break/><text:bookmark text:name="bookmark-51"/>Der Soldat wehrte sich nicht, gab nicht einmal einen Schmerzenslaut von sich. Gregor tastete nach dem Salz, bemächtigte sich der darin gespeicherten Kraft und zerrte sie geradezu brutal aus dem Mann heraus. Dann jagte er die Magie in den Schutzzauber, der die Kraft der Explosion von der kleinen Kammer fernhielt.<text:line-break/><text:bookmark text:name="bookmark-52"/><text:line-break/><text:bookmark text:name="bookmark-53"/>Als er wieder zu Bewusstsein kam, saß die Mutter über ihm und hielt ihm das Schwert des Weißrocks an den Hals.<text:line-break/><text:bookmark text:name="bookmark-54"/><text:line-break/><text:bookmark text:name="bookmark-55"/>„Wie hast du dir vorgestellt, hier wieder rauskommen zu wollen?“, fragte sie garstig. Gregor richtete sich auf und fiel beinahe wieder in Ohnmacht. Sein Bein schmerzte so unvorstellbar, dass er glaubte, nicht atmen zu können. Er fluchte und wurde mit einem scharfen „Psst!“ angefahren. Das Kind, keine zehn Jahre alt, hockte verängstigt in einer Ecke, in ein Bärenfell eingeschlagen, doch erstaunlich aufmerksam.<text:line-break/><text:bookmark text:name="bookmark-56"/><text:line-break/><text:bookmark text:name="bookmark-57"/>„Ich hatte keinen Plan. Ich habe mich recht spontan entschieden, nicht erschlagen werden zu wollen“, antwortete er. Er fuhr sich über die Stirn und versuchte, die Schmerzen wegzuatmen, um einen klaren Gedanken fassen zu können.<text:line-break/><text:bookmark text:name="bookmark-58"/><text:line-break/><text:bookmark text:name="bookmark-59"/>Die Frau zog das Schwert zurück, sah sich suchend um, trat dann an den inzwischen toten Weißrock heran und schnallte seine Beinschiene ab. Als sie zurückkehrte, reichte sie Gregor den Arm, eine Hilfe, die er nur milde belächelte. Sie war nicht nur schlank, sondern geradezu dürr. Der ihm entgegengestreckte Arm bestand nur aus Knochen und Sehnen und verlor sich in dem unförmigen, schwarzen Kleid, das ihr den Anschein eines Klageweibes verlieh. Die Frau schnaufte und packte ihn unter den Achseln. Sie hob ihn mit einer solchen Selbstverständlichkeit auf, dass er vor Überraschung aufschrie, instinktiv versuchte, auf die Beine zu kommen und erneut in Ohnmacht fiel, als er das gebrochene Bein belastete.<text:line-break/><text:bookmark text:name="bookmark-60"/><text:line-break/><text:bookmark text:name="bookmark-61"/>Kaltes Wasser, sanft an seine Lippen gehalten, weckte ihn. Er trank einen Schluck und orientierte sich erneut. Tatsächlich hatte die so zierlich wirkende Frau ihn bis zur gegenüberliegenden Wand befördert. Sie hockte vor ihm und wartete, bis er wieder ganz bei sich war. Dann hob sie seine Arme und wickelte die Enden eines Gürtels um seine Hände. Der Gürtel war seinerseits durch eine in die Felswand geschlagene Öse gezogen.<text:line-break/><text:bookmark text:name="bookmark-62"/><text:line-break/><text:bookmark text:name="bookmark-63"/>„Haltet Euch gut fest“, erklärte sie und schob ihm ein Stück Holz zwischen die Zähne. „Und hier draufbeißen. Versucht, nicht ohnmächtig zu werden, sonst muss ich Euch fesseln.“<text:line-break/><text:bookmark text:name="bookmark-64"/>Gregor war zu perplex, um zu widersprechen. Erstaunt sah er zu, wie sie zu seinem blutüberströmten Bein trat, das merkwürdig kurz wirkte. Erst jetzt bemerkte er, dass die bizarre Spitze, die aus seinem Hosenbein ragte, sein eigener Knochen war, und er blickte zur Decke, erneut gegen die Ohnmacht ankämpfend. Stoff wurde zerrissen, sein unverletztes Bein angewinkelt und die Frau stemmte sich mit einem Fuß dagegen. Sie murmelte etwas davon, dass sie nicht glauben könne, einem Magier zu helfen. Dann befahl sie ihm, sich festzuhalten und begann zu zählen, doch bereits nach der Eins zog sie an dem gebrochenen Knochen. Seine Fingernägel gruben sich in das Leder des Gürtels, er hörte seine Zähne über das Holz knirschen, und der Schmerz fuhr ihm wie ein Speer vom Bein über die Wirbelsäule bis in den Schädel. Er wünschte sich die Ohnmacht, aber wie verflucht blieb er diesmal bei Bewusstsein und bildete sich sogar ein, das „Plop“, mit dem sein <text:soft-page-break/>Knochen wieder ins Fleisch drang, zu hören.<text:line-break/><text:bookmark text:name="bookmark-65"/><text:line-break/><text:bookmark text:name="bookmark-66"/>Die Frau drückte einen Verband, den sie aus dem Waffenrock des Soldaten gefertigt hatte, auf die nun kräftig blutende Wunde, presste die metallene Schiene darauf und schnürte sie mit Lederriemen fest. Gregor spuckte das Holzstück aus und schrie, um seine Lungen dazu zu bringen, sich wieder zu weiten. Vor seinen Augen schwirrten farbige Punkte, und jede einzelne Pore seines Körpers weitete sich unter einer Hitzewelle.<text:line-break/><text:bookmark text:name="bookmark-67"/><text:line-break/><text:bookmark text:name="bookmark-68"/>Er fluchte erneut, und erneut wurde er mit einem bösen „Psst!“ angefahren. Er sah zu dem Kind hinüber: Es grinste.<text:line-break/><text:bookmark text:name="bookmark-69"/><text:line-break/><text:bookmark text:name="bookmark-70"/>Er brauchte Hilfe, um seine verkrampften Finger von dem Gurt zu lösen. Schwer atmend setzte er sich auf, überzeugt, vor Schwäche sofort umzufallen. Eine seltsame Trockenheit machte sich in seiner Kehle breit und ließ ihn husten. Die Frau reichte ihm Wasser, doch das konnte die Trockenheit nicht vertreiben, und während Gregor die schillernden Fäden beobachtete, die wie fliehende Würmer aus seinem Bein strömten, kam ihm ein Verdacht, wieso nicht. Er hustete erneut, würgte fast, ehe er das unangenehme Gefühl in den Griff bekam. Wie die Dinge standen, würde es so schnell nicht vergehen.<text:line-break/><text:bookmark text:name="bookmark-71"/><text:line-break/><text:bookmark text:name="bookmark-72"/>„Wer seid Ihr?“, fragte er die Frau, halb von dem Ring in der Wand aufrecht gehalten, an dem er hing.<text:line-break/><text:bookmark text:name="bookmark-73"/><text:line-break/><text:bookmark text:name="bookmark-74"/>„Ellan“, antwortete sie trocken und wischte sich die blutigen Hände an der dunklen Schürze ab.<text:line-break/><text:bookmark text:name="bookmark-75"/><text:line-break/><text:bookmark text:name="bookmark-76"/>Er nickte ihr zu. Er wusste, er sollte ihr eigentlich dankbar sein, war jedoch noch nicht in der Lage, es wirklich zu empfinden.<text:line-break/><text:bookmark text:name="bookmark-77"/><text:line-break/><text:bookmark text:name="bookmark-78"/>„Ich bin ...“, begann er, doch Ellan unterbrach ihn.<text:line-break/><text:bookmark text:name="bookmark-79"/><text:line-break/><text:bookmark text:name="bookmark-80"/>„Gregor Fachhauser, der Rebellenjäger. Ich weiß.“<text:line-break/><text:bookmark text:name="bookmark-81"/><text:line-break/><text:bookmark text:name="bookmark-82"/>In ihrer Stimme lag Spott, und Gregor war sich nicht sicher, ob der ihm oder ihr selbst galt. Ellan trat zu dem Mädchen und nahm sie tröstend in den Arm. Zusammen wirkten sie noch dürrer und unglaublich verloren.<text:line-break/><text:bookmark text:name="bookmark-83"/><text:line-break/><text:bookmark text:name="bookmark-84"/>Er sah sich um. Er hatte die kleine, aus dem Stein geschlagene Wohnkammer daran gehindert, einzustürzen, doch der schmale Zugang war nun von Geröll versperrt. Sie waren in der kleinen Blase aus magisch verstärktem Stein gefangen.<text:line-break/><text:bookmark text:name="bookmark-85"/><text:line-break/><text:bookmark text:name="bookmark-86"/>Er verstand Ellans Angst. Sein Zauber hatte sie keineswegs gerettet, er hatte einen schnellen Tod durch herabstürzende Felsen gegen langsames Ersticken eingetauscht. Sicherlich nicht das beste Geschäft seines Lebens. Das Licht flackerte, dann zischte etwas, und es wurde stockfinster. Das Kind fiepte leise, und Ellan versuchte, es mit leiser Stimme zu beruhigen.<text:line-break/><text:bookmark text:name="bookmark-87"/><text:line-break/><text:bookmark text:name="bookmark-88"/>„Das war die einzige Kerze“, erklärte sie dann ins Nichts hinein, und er nickte, nicht bedenkend, dass sie es nicht sehen konnte. Dann hob er die Hand und erschuf eine winzige Kugel aus Licht. Der Zauber brannte ungewohnt in seinen Fingerspitzen, und obwohl er es versuchte, wurde das Licht nicht größer. Bitter lächelnd schob er das kleine Lichtchen, das wie ein winziges Glühwürmchen zitterte, zu dem Mädchen. Es reichte gerade so aus, um es dem Kind zu ermöglichen, die Hände seiner Mutter zu sehen.<text:line-break/><text:bookmark text:name="bookmark-89"/><text:line-break/><text:bookmark text:name="bookmark-90"/>„Es tut mir leid“, sagte er dann, lehnte den Kopf gegen den Felsen und versuchte, die Schmerzen in <text:soft-page-break/>seinem Bein zu ignorieren.<text:line-break/><text:bookmark text:name="bookmark-91"/><text:line-break/><text:bookmark text:name="bookmark-92"/>„Was tut Euch leid? Dass Ihr uns hier eingesperrt habt, oder dass ihr eine Siedlung voller Frauen und Kinder angegriffen habt?“<text:line-break/><text:bookmark text:name="bookmark-93"/><text:line-break/><text:bookmark text:name="bookmark-94"/>Gregor antwortete nicht. Auch er war überrascht gewesen, was er in den Höhlen unter der Nordflanke des Gondheimpasses vorgefunden hatte. Seine Spione hatten von einem der größten Rebellenlager des Landes gesprochen, und in der Tat war es das erste Mal, dass sie eine derart umfassende Installation aufgespürt hatten. Doch statt einer Kaserne, statt Waffenlagern, statt unzähligen bewaffneten Männern, hatte er einen Haufen Frauen, Kinder, Alte und Versehrte vorgefunden. Sicherlich Rebellen, sicherlich ein Herd der Unruhe, aber keine Menschen, die man mit einer Armee von Weißröcken niederwerfen musste.<text:line-break/><text:bookmark text:name="bookmark-95"/><text:line-break/><text:bookmark text:name="bookmark-96"/>„Wir wollten einen Geheimgang bauen“, flüsterte das Mädchen plötzlich zu dem kleinen Lichtchen, das über ihren Fingern schwebte. „Hinter der Wand ist ein kleiner Bach, der in einem Wasserfall aus der Wand tritt. Wir sind den Lauf hochgeklettert und haben Teranque und Sebastian belauscht, wie sie hier rumgeknutscht haben.“ Das Mädchen kicherte.<text:line-break/><text:bookmark text:name="bookmark-97"/><text:line-break/><text:bookmark text:name="bookmark-98"/>„Wo, Mariel?“, fragte Ellan nach einem Moment der Überraschung. „Wo fließt der Bach entlang?“<text:line-break/><text:bookmark text:name="bookmark-99"/><text:line-break/><text:bookmark text:name="bookmark-100"/>Mariel löste sich aus der schützenden Umarmung und kroch zu einer kleinen Truhe, schob sie zur Seite und deutete auf einen Spalt in der Wand, hinter dem man nun, ohne das dämpfende Holz, das leise Rauschen von Wasser vernehmen konnte.<text:line-break/><text:bookmark text:name="bookmark-101"/>Gregor ließ das Lichtchen näher heranschweben. Der Spalt war kaum drei Hand breit und nicht hoch genug, um eine Faust hindurchzustecken.<text:line-break/><text:bookmark text:name="bookmark-102"/><text:line-break/><text:bookmark text:name="bookmark-103"/>„Also doch nur verhungern, statt ersticken“, kommentierte er sarkastisch. Doch Ellan küsste ihre Tochter dankbar auf die Stirn und begann, sich an der Truhe zu schaffen zu machen. Darin befand sich reichlich Plunder: Stummel von Siegelwachs, Pergamentfetzen, Grafitreste, Korken, Schnüre. Schier begeistert begann Ellan, darin zu wühlen und mehr tastend als sehend etwas zusammenzubauen, das Gregor nicht erkennen konnte.<text:line-break/><text:bookmark text:name="bookmark-104"/><text:line-break/><text:bookmark text:name="bookmark-105"/>„Was erhofft Ihr Euch von diesem Spiel?“, fragte er nach einer Weile, um gegen den immer stärker auf ihn eindringenden Schlaf anzukämpfen.<text:line-break/><text:bookmark text:name="bookmark-106"/><text:line-break/><text:bookmark text:name="bookmark-107"/>„Ich hole uns Hilfe“, erklärte sie knapp.<text:line-break/><text:bookmark text:name="bookmark-108"/><text:line-break/><text:bookmark text:name="bookmark-109"/>„Wie?“, lachte er auf, „indem Ihr ein Schiffchen aus Korken und Pergament den Bach hinuntertreiben lasst?“<text:line-break/><text:bookmark text:name="bookmark-110"/><text:line-break/><text:bookmark text:name="bookmark-111"/>„Genau“, antwortete sie unbeeindruckt. Er schnaufte, und seine Augenlider wurden schwer.<text:line-break/><text:bookmark text:name="bookmark-112"/><text:line-break/><text:bookmark text:name="bookmark-113"/>„Hey! Wachbleiben!“ Ellans Hand klopfte sacht gegen seine Wange. „Hier, trinkt das.“<text:line-break/><text:bookmark text:name="bookmark-114"/><text:line-break/><text:bookmark text:name="bookmark-115"/>Das Wasser war frisch und eiskalt, und Gregor griff gierig nach der Schale, doch Ellan entzog sie ihm wieder.<text:line-break/><text:bookmark text:name="bookmark-116"/><text:line-break/><text:bookmark text:name="bookmark-117"/>„Mäßigung. Manchmal ist es heilsamer, auf etwas zu verzichten“, erklärte sie eindringlich. Dann drückte sie ihm die Schale vorsichtig in die schwachen Hände. „Trinkt langsam und in kleinen Schlückchen. Das Licht erlischt, wenn Ihr das Bewusstsein verliert.“<text:line-break/><text:bookmark text:name="bookmark-118"/><text:line-break/><text:bookmark text:name="bookmark-119"/>Gregor nickte, hob die Schale an die Lippen und trank einen kleinen Schluck, doch er war so <text:soft-page-break/>unendlich durstig, so gierig nach der Kühle. Er setzte erneut an und leerte das Gefäß in einem Zug. Fast augenblicklich zog ein stechender Schmerz hinter seiner Nasenwurzel hoch, als ob man ihm ein Stilett in den Schädel gebohrt hätte. Er stöhnte und krümmte sich zusammen. Ellan seufzte, und das Letzte, was er im matten Licht sah, war ihr Kopfschütteln.<text:line-break/><text:bookmark text:name="bookmark-120"/><text:line-break/><text:bookmark text:name="bookmark-121"/>Laute Hammerschläge weckten ihn. Da waren Stimmen, die aus der Ferne drangen, und eine seltsame Unruhe umgab ihn, aber er war zu schwach, um es richtig beurteilen zu können. Der Schutzzauber hatte ihn vollkommen erschöpft, der offene Bruch und der Blutverlust taten ein Übriges. Er lauschte eine Weile auf den merkwürdigen Trubel, davon überzeugt, es wären Halluzinationen des Deliriums. Er glaubte, Hände zu spüren, die sanft über seine Stirn strichen, Hände, die an seiner Kleidung zerrten, ihn von einer Seite zur anderen schoben. Dann war da nur noch Käl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42:28.411403121</meta:creation-date>
    <dc:date>2017-09-18T11:46:44.154513686</dc:date>
    <meta:editing-duration>PT4M15S</meta:editing-duration>
    <meta:editing-cycles>2</meta:editing-cycles>
    <meta:generator>LibreOffice/5.4.0.3$Linux_X86_64 LibreOffice_project/40m0$Build-3</meta:generator>
    <meta:document-statistic meta:table-count="0" meta:image-count="0" meta:object-count="0" meta:page-count="6" meta:paragraph-count="4" meta:word-count="2733" meta:character-count="17278" meta:non-whitespace-character-count="14493"/>
  </office:meta>
</office:document-meta>
</file>